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Arial Narrow" fo:font-size="9pt" style:font-size-asian="9pt" style:font-size-complex="9pt"/>
    </style:style>
    <style:style style:name="P3" style:family="paragraph" style:parent-style-name="Standard">
      <style:text-properties style:font-name="Arial Narrow" fo:font-size="10pt" style:font-size-asian="10pt" style:font-size-complex="10pt"/>
    </style:style>
    <style:style style:name="P4" style:family="paragraph" style:parent-style-name="Standard">
      <style:text-properties style:font-name="Arial Narrow" fo:font-size="10pt" officeooo:paragraph-rsid="0007b2ef" style:font-size-asian="10pt" style:font-size-complex="10pt"/>
    </style:style>
    <style:style style:name="P5" style:family="paragraph" style:parent-style-name="Standard">
      <style:text-properties style:font-name="Arial Narrow" fo:font-size="10pt" officeooo:paragraph-rsid="000df68d"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 Narrow" fo:font-size="12pt" style:font-size-asian="12pt" style:font-size-complex="12pt"/>
    </style:style>
    <style:style style:name="P10" style:family="paragraph" style:parent-style-name="Standard">
      <style:text-properties style:font-name="Arial Narrow" fo:font-size="12pt" officeooo:paragraph-rsid="000df68d" style:font-size-asian="12pt" style:font-size-complex="12pt"/>
    </style:style>
    <style:style style:name="P11" style:family="paragraph" style:parent-style-name="Standard">
      <style:paragraph-properties fo:text-align="center" style:justify-single-word="false"/>
      <style:text-properties style:font-name="Arial Narrow" fo:font-size="12pt" style:font-size-asian="12pt" style:font-size-complex="12pt"/>
    </style:style>
    <style:style style:name="P12"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3"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14" style:family="paragraph" style:parent-style-name="Standard">
      <style:text-properties officeooo:paragraph-rsid="000df68d"/>
    </style:style>
    <style:style style:name="P15" style:family="paragraph" style:parent-style-name="Standard">
      <style:text-properties officeooo:paragraph-rsid="0011159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1b507"/>
    </style:style>
    <style:style style:name="P18" style:family="paragraph" style:parent-style-name="Standard">
      <style:text-properties officeooo:paragraph-rsid="0011b820"/>
    </style:style>
    <style:style style:name="P19"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0" style:family="paragraph" style:parent-style-name="Title">
      <style:text-properties style:font-name="Arial Narrow" fo:font-size="14pt" style:font-size-asian="14pt" style:font-size-complex="14pt"/>
    </style:style>
    <style:style style:name="P21" style:family="paragraph" style:parent-style-name="Title">
      <style:text-properties fo:font-size="14pt" style:font-size-asian="14pt" style:font-size-complex="14pt"/>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text-align="center" style:justify-single-word="false" fo:break-before="page"/>
      <style:text-properties officeooo:paragraph-rsid="0011b507"/>
    </style:style>
    <style:style style:name="P24" style:family="paragraph" style:parent-style-name="Standard">
      <style:paragraph-properties fo:text-align="center" style:justify-single-word="false" fo:break-before="page"/>
      <style:text-properties officeooo:paragraph-rsid="0011b820"/>
    </style:style>
    <style:style style:name="P25" style:family="paragraph" style:parent-style-name="Standard">
      <style:paragraph-properties fo:text-align="center" style:justify-single-word="false" fo:break-before="page"/>
      <style:text-properties officeooo:paragraph-rsid="00135438"/>
    </style:style>
    <style:style style:name="P26"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27" style:family="paragraph" style:parent-style-name="Standard">
      <style:paragraph-properties fo:text-align="center" style:justify-single-word="false" fo:break-before="page"/>
      <style:text-properties fo:font-weight="bold" style:font-weight-asian="bold" style:font-weight-complex="bold"/>
    </style:style>
    <style:style style:name="P28" style:family="paragraph" style:parent-style-name="Title">
      <style:paragraph-properties fo:break-before="page"/>
      <style:text-properties fo:font-size="14pt" style:font-size-asian="14pt" style:font-size-complex="14pt"/>
    </style:style>
    <style:style style:name="P29"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30" style:family="paragraph" style:parent-style-name="Standard" style:list-style-name="L1">
      <style:text-properties fo:font-size="12pt" style:font-size-asian="12pt" style:font-size-complex="12pt"/>
    </style:style>
    <style:style style:name="P31" style:family="paragraph" style:parent-style-name="Standard" style:list-style-name="L2"/>
    <style:style style:name="P32" style:family="paragraph" style:parent-style-name="Standard" style:list-style-name="L2">
      <style:text-properties style:font-name="Arial Narrow1"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 Narrow" fo:font-size="12pt" style:font-size-asian="12pt" style:font-size-complex="12pt"/>
    </style:style>
    <style:style style:name="T3" style:family="text">
      <style:text-properties style:font-name="Arial Narrow" fo:font-size="12pt" officeooo:rsid="000df68d" style:font-size-asian="12pt" style:font-size-complex="12pt"/>
    </style:style>
    <style:style style:name="T4" style:family="text">
      <style:text-properties style:font-name="Arial Narrow" fo:font-size="12pt" officeooo:rsid="00135438" style:font-size-asian="12pt" style:font-size-complex="12pt"/>
    </style:style>
    <style:style style:name="T5" style:family="text">
      <style:text-properties style:font-name="Arial Narrow" fo:font-size="12pt" officeooo:rsid="00154838" style:font-size-asian="12pt" style:font-size-complex="12pt"/>
    </style:style>
    <style:style style:name="T6" style:family="text">
      <style:text-properties style:font-name="Arial Narrow" fo:font-size="12pt" fo:font-weight="bold" style:font-size-asian="12pt" style:font-weight-asian="bold" style:font-size-complex="12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officeooo:rsid="000e48a9" style:font-size-asian="10pt" style:font-size-complex="10pt"/>
    </style:style>
    <style:style style:name="T9" style:family="text">
      <style:text-properties style:font-name="Arial Narrow" fo:font-size="10pt" officeooo:rsid="000e6fa1" style:font-size-asian="10pt" style:font-size-complex="10pt"/>
    </style:style>
    <style:style style:name="T10" style:family="text">
      <style:text-properties officeooo:rsid="000a4947"/>
    </style:style>
    <style:style style:name="T11" style:family="text">
      <style:text-properties fo:font-style="italic" style:font-style-asian="italic" style:font-style-complex="italic"/>
    </style:style>
    <style:style style:name="T12" style:family="text">
      <style:text-properties officeooo:rsid="000e48a9"/>
    </style:style>
    <style:style style:name="T13" style:family="text">
      <style:text-properties officeooo:rsid="000e6fa1"/>
    </style:style>
    <style:style style:name="T14" style:family="text">
      <style:text-properties officeooo:rsid="000fec68"/>
    </style:style>
    <style:style style:name="T15" style:family="text">
      <style:text-properties officeooo:rsid="0011b507"/>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officeooo:rsid="00111592" style:font-size-asian="13pt" style:font-weight-asian="bold" style:font-size-complex="13pt" style:font-weight-complex="bold"/>
    </style:style>
    <style:style style:name="T18" style:family="text">
      <style:text-properties fo:font-weight="normal" style:font-weight-asian="normal" style:font-weight-complex="normal"/>
    </style:style>
    <style:style style:name="T19" style:family="text">
      <style:text-properties officeooo:rsid="00154838"/>
    </style:style>
    <style:style style:name="T20" style:family="text">
      <style:text-properties officeooo:rsid="0018be8a"/>
    </style:style>
    <style:style style:name="T21" style:family="text">
      <style:text-properties officeooo:rsid="00192097"/>
    </style:style>
    <style:style style:name="T22" style:family="text">
      <style:text-properties officeooo:rsid="001ba609"/>
    </style:style>
    <style:style style:name="T23" style:family="text">
      <style:text-properties officeooo:rsid="001c304b"/>
    </style:style>
    <style:style style:name="T24" style:family="text">
      <style:text-properties officeooo:rsid="001e196a"/>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2">Last Modified: <text:span text:style-name="T20">Aug 6,</text:span>2015</text:p>
      <text:p text:style-name="P2">Current Version: 1.0.0.5</text:p>
      <text:p text:style-name="P3"/>
      <text:p text:style-name="P20">Introduction:</text:p>
      <text:p text:style-name="P3"/>
      <text:p text:style-name="P9"><text:span text:style-name="T1">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9"/>
      <text:p text:style-name="P9"><text:span text:style-name="T1">merX</text:span>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9"/>
      <text:p text:style-name="P9">The next element of the merX server is the support of what we call Generics. <text:s/>Generics are the general purpose packages that are built into the merX server to handle certain tasks. <text:s/>In its current version the merX Generics are comprised of:</text:p>
      <text:p text:style-name="P9"/>
      <text:list xml:id="list9218993227175918923" text:style-name="L1">
        <text:list-item>
          <text:p text:style-name="P30"><text:span text:style-name="T1">sendorder</text:span> (Allows sending purchase orders)</text:p>
        </text:list-item>
        <text:list-item>
          <text:p text:style-name="P30"><text:span text:style-name="T1">getorderstatus</text:span> (Allows retrieving updates on previous orders sent)</text:p>
        </text:list-item>
        <text:list-item>
          <text:p text:style-name="P30"><text:span text:style-name="T1">sendpayment</text:span> (Allows for paying purchase orders electronically)</text:p>
        </text:list-item>
        <text:list-item>
          <text:p text:style-name="P30"><text:span text:style-name="T1">getcredits</text:span> ( Allows retrieving current credit information)</text:p>
        </text:list-item>
        <text:list-item>
          <text:p text:style-name="P30"><text:span text:style-name="T1">getinventory</text:span> (Allows retrieving current inventory information on specific item)</text:p>
        </text:list-item>
        <text:list-item>
          <text:p text:style-name="P30"><text:span text:style-name="T1">getprice</text:span> (allows retrieving dealer specific price/cost information)</text:p>
        </text:list-item>
        <text:list-item>
          <text:p text:style-name="P30"><text:span text:style-name="T1">sendinventory</text:span> (Allows customer to send their current inventory information)</text:p>
        </text:list-item>
        <text:list-item>
          <text:p text:style-name="P30"><text:span text:style-name="T1">sendsales</text:span> ( Allows customer to send their days sales data )</text:p>
        </text:list-item>
        <text:list-item>
          <text:p text:style-name="P30"><text:span text:style-name="T1">getmodelinfo</text:span> (Retrieves rebates, holdbacks on particular model number)</text:p>
        </text:list-item>
        <text:list-item>
          <text:p text:style-name="P30"><text:span text:style-name="T1">senddoorswings</text:span> ( Allows sending door swing counts )</text:p>
        </text:list-item>
        <text:list-item>
          <text:p text:style-name="P30"><text:span text:style-name="T1">sendconsignmentinventory</text:span> ( Allows sending current consignment inventory counts )</text:p>
        </text:list-item>
        <text:list-item>
          <text:p text:style-name="P30"><text:span text:style-name="T1">sendconsignmentsales</text:span> ( Allows sending current sales data with respect to consignment parts )</text:p>
        </text:list-item>
        <text:list-item>
          <text:p text:style-name="P30"><text:span text:style-name="T1">getpricefile</text:span> (Allows for standardized updates of current parts, prices and supersessions)</text:p>
        </text:list-item>
        <text:list-item>
          <text:p text:style-name="P30"><text:span text:style-name="T1">sendwarranty</text:span> (Allows submitting warranty claim data)</text:p>
          <text:p text:style-name="P30"/>
        </text:list-item>
      </text:list>
      <text:p text:style-name="P9">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9"/>
      <text:p text:style-name="P9">There is a merX server that is also freely available that is written in the GO (golang) programming language developed by Google, which makes it a very simple installation onto any platform. We highly recommend using Linux as the primary server platform but anything you have will work. GO is an extremely robust programming language with multi-threaded processes baked into the language itself. This allows merX to handle extreme customer loads in a very simple and straight forward way, keeping the source code understandable and flexible. However, it is perfectly acceptable to run a merX server on any web-server such as Apache or NGINX using PHP, PERL or any other language you choose.</text:p>
      <text:p text:style-name="P9"/>
      <text:p text:style-name="P9">The primary communication mechanism for merX to your back-end business system is through the MariaDB (MySQL fork) tables themselves. We will provide example queries to send and receive data from these tables and the merX team can also provide additional paid services to assist in the backend integration of merX into your business system if needed.</text:p>
      <text:p text:style-name="P9"/>
      <text:p text:style-name="P9">Because MariaDB (MYSQL) can be accessed from all programming languages that run on most popular operating systems, <text:soft-page-break/>there is little worry that you will have problems communicating with it directly. The MariaDB platform utilizes the standard MYSQL libraries.</text:p>
      <text:p text:style-name="P9"/>
      <text:p text:style-name="P9">Future versions of merX will also have a web based administrative front end that will allow for setting up and maintaining the merX server. 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9"/>
      <text:p text:style-name="P10">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10"/>
      <text:p text:style-name="P10">It is also possible to contract <text:span text:style-name="T1">nizeX</text:span>, Inc. to host your merX server where orders will enter the box and you'll simply use REST/JSON calls to pull each order down and to send updated information back. Each server will stand on its own and will not share information with any other vendor.</text:p>
      <text:p text:style-name="P21"/>
      <text:p text:style-name="P28">Installation:</text:p>
      <text:p text:style-name="Standard"><text:span text:style-name="T2">merX is made up of a single tar file that can be freely downloaded from </text:span><text:a xlink:type="simple" xlink:href="http://merx.nizex.com/" text:style-name="Internet_20_link"><text:span text:style-name="T2">merxedi.com</text:span></text:a><text:span text:style-name="T2">. The following section will cover the installation instructions for Linux, since it is the recommended platform to use for these purposes. The server will also run on Windows and Mac as well but will require additional compiled versions of the mer</text:span><text:span text:style-name="T4">X</text:span><text:span text:style-name="T2"> binary for those platforms. Please contact us if you desire to run on those platforms or you can download the full source code and compile yourself.</text:span></text:p>
      <text:p text:style-name="P9"/>
      <text:p text:style-name="P9"><text:span text:style-name="T1">Step One</text:span>: Load Linux, preferably a Debian based flavor, onto a server with the necessary hardware to support your user base. In most cases this will not require a massive hardware platform to support and a $2500 server should be more than sufficient.</text:p>
      <text:p text:style-name="P9"/>
      <text:p text:style-name="P14"><text:span text:style-name="T6">Step Two</text:span><text:span text:style-name="T2">: Load the MariaDB package onto the server. To do this go to </text:span><text:a xlink:type="simple" xlink:href="https://downloads.mariadb.org/mariadb/repositories/" text:style-name="Internet_20_link"><text:span text:style-name="T2">https://downloads.mariadb.org/mariadb/repositories/</text:span></text:a><text:span text:style-name="T2"> and follow the download instructions for your specific Linux OS and version.</text:span></text:p>
      <text:p text:style-name="P14"/>
      <text:p text:style-name="P5"><text:span text:style-name="T18">NOTE</text:span>: You can also use MYSQL as your database server if you like. There are no compatibility issues between the two but because of Oracle's stance on some of the MYSQL changes ,as well as performance issues, we've standardized on the MariaDB branch.</text:p>
      <text:p text:style-name="P9"/>
      <text:p text:style-name="Standard"><text:span text:style-name="T6">Step Three</text:span><text:span text:style-name="T2">: If you wish to get involved in the source code of merX you can download the source code from </text:span><text:a xlink:type="simple" xlink:href="http://merx.nizex.com/" text:style-name="Internet_20_link"><text:span text:style-name="T2">merxedi.com</text:span></text:a><text:span text:style-name="T2"> and then go to </text:span><text:a xlink:type="simple" xlink:href="http://golang.org/" text:style-name="Internet_20_link"><text:span text:style-name="T2">golang.org</text:span></text:a><text:span text:style-name="T2"> to download the go package for your particular OS. For most installations however, it</text:span><text:span text:style-name="T4">'</text:span><text:span text:style-name="T2">s perfectly ok</text:span><text:span text:style-name="T3">ay</text:span><text:span text:style-name="T2"> to just download the binary that is available on </text:span><text:a xlink:type="simple" xlink:href="http://merx.nizex.com/" text:style-name="Internet_20_link"><text:span text:style-name="T2">merxedi.com</text:span></text:a><text:span text:style-name="T2">.</text:span></text:p>
      <text:p text:style-name="P9"/>
      <text:p text:style-name="P9">Download and untar the <text:span text:style-name="T11">merx-xxx.tar.gz</text:span> file using: “<text:span text:style-name="T11">tar zxvf merx-xxx.tar.gz -C /usr/local/</text:span>” (without the quotes). This will create /usr/local/merx/... and all of the necessary files will be located in that folder. The <text:span text:style-name="T11">merx.conf</text:span> file contains information necessary to start the server up such as the port you wish for it to attach to and how it is to communicate with the database that you'll setup in step four. Please refer to README file in the /usr/local/merx folder for more details on merX configuration options.</text:p>
      <text:p text:style-name="P9"/>
      <text:p text:style-name="P9"><text:span text:style-name="T1">Step Four</text:span>: Install the merX database by executing the script file located in the /usr/local/merx folder using: “<text:span text:style-name="T11">mysql -u root -p &lt; merx.sql</text:span>” (without quotes).</text:p>
      <text:p text:style-name="P9"/>
      <text:p text:style-name="P9"><text:span text:style-name="T1">Step Five</text:span>: Configure your <text:span text:style-name="T11">merx.conf</text:span> file with the necessary information. <text:s/>See the notes in the README file for the necessary values.</text:p>
      <text:p text:style-name="P9"/>
      <text:p text:style-name="P9"><text:span text:style-name="T1">Step Six</text:span>: Add the server to the startup scripts for the server. See the notes in the README file.</text:p>
      <text:p text:style-name="P9"/>
      <text:p text:style-name="P9">Authentication:</text:p>
      <text:p text:style-name="P9"/>
      <text:p text:style-name="P9">Before any packages can be sent into the merX system, you must first authenticate with it. There are two main methods for authenticating based on whether you are a BSV or a user.</text:p>
      <text:p text:style-name="P9"/>
      <text:list xml:id="list3013014403304828252" text:style-name="L2">
        <text:list-item>
          <text:p text:style-name="P31"><text:span text:style-name="T2">Each Business System Vendor (BSV) is required to contact </text:span><text:a xlink:type="simple" xlink:href="http://www.merxedi.com/" text:style-name="Internet_20_link"><text:span text:style-name="T2">support@merxedi.com</text:span></text:a><text:span text:style-name="T2"> in order to receive a specific BSV Key for their system. This key will be generated once and used for all communications with vendors for that specific BSV.</text:span></text:p>
        </text:list-item>
      </text:list>
      <text:p text:style-name="P9"/>
      <text:p text:style-name="P9">There will be a test server setup at <text:span text:style-name="T12">www.</text:span>merxedi.com that will handle all currently supported API's and will respond immediately with appropriate response codes and data to simulate communicating with a vendor.</text:p>
      <text:p text:style-name="P9"/>
      <text:list xml:id="list964192533" text:style-name="L2">
        <text:list-item>
          <text:p text:style-name="P32">The dealer setup is the next step. This is a rather simple process and starts with the vendor pushing in a list of their dealer numbers they wish to be able to communicate with. The BSV will then push that dealer number into the merX system with an order or other Generic. merX will look to see if the dealer has already been given a UUID and if not (this would be the very first time a dealer sent an order), then one would be generated and sent back to them. <text:soft-page-break/>This UUID would then be required for all future communications with the vendor and should be stored locally by the BSV.</text:p>
        </text:list-item>
      </text:list>
      <text:p text:style-name="P9"/>
      <text:p text:style-name="P3">Note: It is the combination of Dealer Number, BSV Key and UUID along with the SSL encryption that secures the system. <text:span text:style-name="T12">This </text:span>ensures only the proper dealer is capable of placing an order and that no one else can communicate on their behalf.</text:p>
      <text:p text:style-name="P3"/>
      <text:p text:style-name="P3">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2">re-validate</text:span> BSV keys. This process will also allow for BSVs to invalidate a key <text:span text:style-name="T12">if</text:span> they wish to change to a new one.</text:p>
      <text:p text:style-name="P3"/>
      <text:p text:style-name="P3">Dealer UUIDs will be stored locally by their respective BSV and passed in with all future communications. Only the very first communication will succeed without a proper UUID.</text:p>
      <text:p text:style-name="P3"/>
      <text:p text:style-name="P3">Note: Vendors will be required to reset Dealer keys using a server script that runs on the merX server if need<text:span text:style-name="T12">ed</text:span>.</text:p>
      <text:p text:style-name="P3"/>
      <text:p text:style-name="P3">Note: Dealer numbers will be preloaded by vendors using a script in the merX folder called <text:span text:style-name="T11">loaddealers</text:span>. This program will take a single parameter of the file name and will be looking for a csv list of “dealernumber”,”dealername” on each line. This serves as the initial step in setting up dealers to be able to start sending orders.</text:p>
      <text:p text:style-name="P3"/>
      <text:p text:style-name="P3">Note: Price file data can be communicated using <text:span text:style-name="T12">d</text:span>elta's and the built-in processing scripts. merX will have a standardized method for communicating price file data back to the dealer<text:span text:style-name="T12">'</text:span>s system, but within each package you can have non-standard fields to pass back additional information to the BSV to communicate with the dealers.</text:p>
      <text:p text:style-name="P3"/>
      <text:p text:style-name="P3">Note: merX is not concerned with <text:span text:style-name="T12">s</text:span>uper<text:span text:style-name="T12">s</text:span>e<text:span text:style-name="T12">dure</text:span> data and will accept all orders as they arrive. The status update itself will contain problem data and will be received directly from the vendor<text:span text:style-name="T12">'</text:span>s system upon processing orders. This allows the merX system to remain standardized and not have to deal with different scenarios for different vendors.</text:p>
      <text:p text:style-name="P3"/>
      <text:p text:style-name="P18"><text:span text:style-name="T7">Note: Because price and </text:span><text:span text:style-name="T8">item</text:span><text:span text:style-name="T7">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9">n</text:span><text:span text:style-name="T7"> </text:span><text:span text:style-name="T9">item</text:span><text:span text:style-name="T7"> price changes but the de</text:span><text:span text:style-name="T9">scription</text:span><text:span text:style-name="T7"> ha</text:span><text:span text:style-name="T9">s</text:span><text:span text:style-name="T7"> </text:span><text:span text:style-name="T9">not</text:span><text:span text:style-name="T7">, the system will only send across the part number and its price.</text:span></text:p>
      <text:p text:style-name="P24"><text:span text:style-name="T17">s</text:span><text:span text:style-name="T16">endorder</text:span>:</text:p>
      <text:p text:style-name="P15"><text:span text:style-name="T2">Th</text:span><text:span text:style-name="T5">is </text:span><text:span text:style-name="T2">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3"/>
      <text:p text:style-name="P8">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3">credentials</text:span> table will cause a new string to be generated.</text:p>
      <text:p text:style-name="P3"/>
      <text:p text:style-name="P3">Request Type: POST Request</text:p>
      <text:p text:style-name="P3"/>
      <text:p text:style-name="P3">URL Path: <text:span text:style-name="T18">/sendorder</text:span></text:p>
      <text:p text:style-name="P3"/>
      <text:p text:style-name="P3">Required POST Variables:</text:p>
      <text:p text:style-name="P4"/>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
      <text:p text:style-name="P3">Data JSON Object Format:</text:p>
      <text:p text:style-name="P3"><text:tab/>[PONumber]<text:tab/><text:tab/>=&gt; *The dealer's Purchase Order Number (max 20 characters)</text:p>
      <text:p text:style-name="P3"><text:tab/>[ShipToFirstName]<text:tab/><text:tab/>=&gt; (max 50 characters)</text:p>
      <text:p text:style-name="P3"><text:tab/>[ShipToLastName]<text:tab/><text:tab/>=&gt; (max 50 characters)</text:p>
      <text:p text:style-name="P3"><text:tab/>[ShipToCompany]<text:tab/><text:tab/>=&gt; (max 50 characters)</text:p>
      <text:p text:style-name="P3"><text:tab/>[ShipToAddress1]<text:tab/><text:tab/>=&gt; (max 50 characters)</text:p>
      <text:p text:style-name="P3"><text:tab/>[ShipToAddress2]<text:tab/><text:tab/>=&gt; (max 50 characters)</text:p>
      <text:p text:style-name="P3"><text:tab/>[ShipToCity]<text:tab/><text:tab/>=&gt; (max 50 characters)</text:p>
      <text:p text:style-name="P3"><text:tab/>[ShipToState]<text:tab/><text:tab/>=&gt; (max 5 characters)</text:p>
      <text:p text:style-name="P3"><text:tab/>[ShipToZip]<text:tab/><text:tab/>=&gt; (max 15 characters)</text:p>
      <text:p text:style-name="P3"><text:tab/>[ShipToCountry]<text:tab/><text:tab/>=&gt; (max 3 characters)</text:p>
      <text:p text:style-name="P3"><text:tab/>[ShipToPhone]<text:tab/><text:tab/>=&gt; (max 15 characters)</text:p>
      <text:p text:style-name="P3"><text:tab/>[ShipToEmail]<text:tab/><text:tab/>=&gt; (max 50 characters)</text:p>
      <text:p text:style-name="P3"><text:tab/>[ShipMethod]<text:tab/><text:tab/>=&gt; 1=Regular, 2=2 Day, 3=Next Day </text:p>
      <text:p text:style-name="P3"><text:tab/>[PaymentMethod]<text:tab/><text:tab/>=&gt; 1=Account, 2=Credit Card, 3=COD</text:p>
      <text:p text:style-name="P3"><text:tab/>[LastFour]<text:tab/><text:tab/>=&gt; Last 4 of card to use. Card must already be on account </text:p>
      <text:p text:style-name="P3"><text:tab/>[Items]<text:tab/>(Array)</text:p>
      <text:p text:style-name="P3"><text:tab/><text:tab/>[0]<text:tab/>=&gt; (Object)</text:p>
      <text:p text:style-name="P3"><text:tab/><text:tab/><text:tab/>[Vendor<text:span text:style-name="T22">ID</text:span>]<text:tab/>=&gt; *Vendor the part belongs to</text:p>
      <text:p text:style-name="P3"><text:tab/><text:tab/><text:tab/>[PartNumber]<text:tab/>=&gt; *Vendor's part number (max 30 characters)</text:p>
      <text:p text:style-name="P3"><text:tab/><text:tab/><text:tab/>[Qty]<text:tab/><text:tab/>=&gt; *Quantity ordered</text:p>
      <text:p text:style-name="P3"><text:tab/><text:tab/><text:tab/>[OrderType]<text:tab/>=&gt; *1=For customer, 2=For Stock, 3=Seasonal Order</text:p>
      <text:p text:style-name="P19">[FillStatus]<text:tab/>=&gt; Not Required but sending 1 in this field tells vendor ONLY ACCEPT IF YOU CAN FILL COMPLETELY and sending 2 means send me what you have but DO NOT BACKORDER anything you don't have.</text:p>
      <text:p text:style-name="P3"/>
      <text:p text:style-name="P4"><text:tab/>[Units]<text:tab/>(Array)</text:p>
      <text:p text:style-name="P3"><text:tab/><text:tab/>[0] <text:tab/>=&gt; (Object)</text:p>
      <text:p text:style-name="P3"><text:tab/><text:tab/><text:tab/>[Vendor<text:span text:style-name="T22">ID</text:span>]<text:tab/>=&gt; *Vendor the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Year]<text:tab/><text:tab/>=&gt; Year of unit if required</text:p>
      <text:p text:style-name="P3"><text:tab/><text:tab/><text:tab/>[Colors]<text:tab/><text:tab/>=&gt; Primary color of unit</text:p>
      <text:p text:style-name="P3"><text:tab/><text:tab/><text:tab/>[Details]<text:tab/><text:tab/>=&gt; Special notes or detail of units desired</text:p>
      <text:p text:style-name="P3"><text:tab/><text:tab/><text:tab/>[Qty]<text:tab/><text:tab/>=&gt; *Quantity ordered</text:p>
      <text:p text:style-name="P3"><text:tab/><text:tab/><text:tab/>[ForCustomer]<text:tab/>=&gt; Qty of order already spoken for by customers </text:p>
      <text:p text:style-name="P3"/>
      <text:p text:style-name="P3">* Required field</text:p>
      <text:p text:style-name="P3"/>
      <text:p text:style-name="P3">If ShipTo information is passed, then you should use what is on file with their account. “ShipTo” <text:span text:style-name="T21">i</text:span>nformation different than dealership will assume a <text:soft-page-break/>drop ship situation.</text:p>
      <text:p text:style-name="P3"/>
      <text:p text:style-name="P3">Response JSON Array:</text:p>
      <text:p text:style-name="P3"><text:tab/><text:tab/><text:tab/></text:p>
      <text:p text:style-name="P3"><text:tab/>[DealerPO]<text:tab/>=&gt; The dealer's purchase order number.</text:p>
      <text:p text:style-name="P3"><text:tab/>[InteralID]<text:tab/><text:tab/>=&gt; The purchase order ID assigned by vendor or internal ID of received data.</text:p>
      <text:p text:style-name="P3"><text:tab/>[DealerKey]<text:tab/>=&gt; Returned only if merX server generated a new key which is only done on initial call</text:p>
      <text:p text:style-name="P3"><text:tab/>[Items] (Array)</text:p>
      <text:p text:style-name="P3"><text:tab/><text:tab/>[0]<text:tab/>=&gt; (Object)</text:p>
      <text:p text:style-name="P3"><text:tab/><text:tab/><text:tab/>[Vendor<text:span text:style-name="T23">ID</text:span>]<text:tab/>=&gt; Vendor part belongs to</text:p>
      <text:p text:style-name="P3"><text:tab/><text:tab/><text:tab/>[PartNumber]<text:tab/>=&gt; Part number requested to order</text:p>
      <text:p text:style-name="P3"><text:tab/><text:tab/><text:tab/>[Superseded]<text:tab/>=&gt; Superseded Part number that is being ordered in place of original</text:p>
      <text:p text:style-name="P3"><text:tab/><text:tab/><text:tab/>[SubVendor]<text:tab/>=&gt; Vendor for substitution part</text:p>
      <text:p text:style-name="P3"><text:tab/><text:tab/><text:tab/>[SubNumber]<text:tab/>=&gt; Part number item has been substituted to</text:p>
      <text:p text:style-name="P3"><text:tab/><text:tab/><text:tab/>[NLA]<text:tab/><text:tab/>=&gt; 1 = item is no longer available</text:p>
      <text:p text:style-name="P3"><text:tab/><text:tab/><text:tab/>[Closeout<text:tab/><text:span text:style-name="T24">]</text:span><text:tab/>=&gt; 1 = item only available until inventory depleted, then becomes NLA</text:p>
      <text:p text:style-name="P3"><text:tab/><text:tab/><text:tab/>[BackorderQty]<text:tab/>=&gt; Qty of items not in stock that will need to be ordered</text:p>
      <text:p text:style-name="P3"><text:tab/><text:tab/><text:tab/>[MSRP]<text:tab/><text:tab/>=&gt; MSRP of item</text:p>
      <text:p text:style-name="P3"><text:tab/><text:tab/><text:tab/>[MAP]<text:tab/><text:tab/>=&gt; Minimum Advertised Price of item</text:p>
      <text:p text:style-name="P3"><text:tab/><text:tab/><text:tab/>[Cost]<text:tab/><text:tab/>=&gt; Current cost for specific dealer placing order</text:p>
      <text:p text:style-name="P3"/>
      <text:p text:style-name="P3"><text:tab/>[Units] (Array)</text:p>
      <text:p text:style-name="P3"><text:tab/><text:tab/>[0]<text:tab/>=&gt; (Object)</text:p>
      <text:p text:style-name="P3"><text:tab/><text:tab/><text:tab/>[Vendor<text:span text:style-name="T23">ID</text:span>]<text:tab/>=&gt; Vendor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NLA]<text:tab/><text:tab/>=&gt; Unit is no longer available</text:p>
      <text:p text:style-name="P3"><text:tab/><text:tab/><text:tab/>[BackorderQty]<text:tab/>=&gt; Qty needing to be ordered by vendor and not readily available</text:p>
      <text:p text:style-name="P3"><text:tab/><text:tab/><text:tab/>[MSRP]<text:tab/><text:tab/>=&gt; MSRP of unit</text:p>
      <text:p text:style-name="P7"><text:tab/><text:tab/><text:tab/>[Cost]<text:tab/><text:tab/>=&gt; Cost of unit to current dealer</text:p>
      <text:p text:style-name="P25"><text:span text:style-name="T16">getorderstatus</text:span>:</text:p>
      <text:p text:style-name="P9">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9"/>
      <text:p text:style-name="P3">Request Type: GET Request</text:p>
      <text:p text:style-name="P3"/>
      <text:p text:style-name="P3">URL: /getorderstatus</text:p>
      <text:p text:style-name="P3"/>
      <text:p text:style-name="P3">Required GET Variables:</text:p>
      <text:p text:style-name="P3"><text:tab/>[AccountNumber]<text:tab/><text:tab/>=&gt; Dealer's account, provided by supplier/vendor.</text:p>
      <text:p text:style-name="P3"><text:tab/>[DealerKey]<text:tab/><text:tab/>=&gt; Dealer's UUID </text:p>
      <text:p text:style-name="P3"><text:tab/>[BSVKey]<text:tab/><text:tab/><text:tab/>=&gt; BSV authentication key.</text:p>
      <text:p text:style-name="P3"><text:tab/>[InternalID]<text:tab/><text:tab/>=&gt; The Internal ID generated when the original order was sent</text:p>
      <text:p text:style-name="P3"><text:tab/></text:p>
      <text:p text:style-name="P3"/>
      <text:p text:style-name="P3">getorderstatus Response JSON Object:</text:p>
      <text:p text:style-name="P3"><text:tab/>[InternalID]<text:tab/><text:tab/>=&gt; merX purchase order id</text:p>
      <text:p text:style-name="P3"><text:tab/>[DealerPO]<text:tab/><text:tab/>=&gt; Dealer's purchase order number</text:p>
      <text:p text:style-name="P3"><text:tab/>[Discount]<text:tab/><text:tab/><text:span text:style-name="T10">=</text:span>&gt; Blanket Discounts provided</text:p>
      <text:p text:style-name="P3"><text:tab/>[ExpectedDelivery<text:span text:style-name="T19">]</text:span><text:tab/><text:tab/>=&gt; Used for seasonal orders to estimate when the product will arrive at dealership</text:p>
      <text:p text:style-name="P3"><text:tab/>[Status]<text:tab/><text:tab/><text:tab/>=&gt; 0=new, 1=pulling, 2=shipping, 3=shipped</text:p>
      <text:p text:style-name="P3"/>
      <text:p text:style-name="P3"><text:tab/>[Boxes]</text:p>
      <text:p text:style-name="P3"><text:tab/><text:tab/>[BoxNumber]<text:tab/><text:tab/>=&gt; Box Number (1,2,3...) </text:p>
      <text:p text:style-name="P3"><text:tab/><text:tab/>[TrackingNumber]<text:tab/><text:tab/>=&gt; The packages tracking number</text:p>
      <text:p text:style-name="P3"><text:tab/><text:tab/>[VendorInvoice]<text:tab/><text:tab/>=&gt; Vendors invoice number to reference this box </text:p>
      <text:p text:style-name="P3"><text:tab/><text:tab/>[DueDate]<text:tab/><text:tab/>=&gt; Due Date for payment for this specific box/invoice number</text:p>
      <text:p text:style-name="P3"><text:tab/><text:tab/>[ShipCost]<text:tab/><text:tab/>=&gt; Used if paying shipping per box shipped</text:p>
      <text:p text:style-name="P3"><text:tab/><text:tab/>[ShipDate]<text:tab/><text:tab/>=&gt; When box was shipped</text:p>
      <text:p text:style-name="P3"><text:tab/><text:tab/>[Items]<text:tab/>(Array)</text:p>
      <text:p text:style-name="P3"><text:tab/><text:tab/><text:tab/>[0] <text:tab/>=&gt; (Object)</text:p>
      <text:p text:style-name="P3"><text:tab/><text:tab/><text:tab/><text:tab/>[VendorID]<text:tab/>=&gt; Vendor the part belongs to</text:p>
      <text:p text:style-name="P3"><text:tab/><text:tab/><text:tab/><text:tab/>[PartNumber]<text:tab/>=&gt; ItemNumber</text:p>
      <text:p text:style-name="P3"><text:tab/><text:tab/><text:tab/><text:tab/>[Supersession] <text:tab/>=&gt; Superseded To Part Number...</text:p>
      <text:p text:style-name="P3"><text:tab/><text:tab/><text:tab/><text:tab/>[ChangeTo]<text:tab/>=&gt; If different item was shipped in place of my request</text:p>
      <text:p text:style-name="P3"><text:tab/><text:tab/><text:tab/><text:tab/>[QtyShipped]<text:tab/>=&gt; Qty</text:p>
      <text:p text:style-name="P3"><text:tab/><text:tab/><text:tab/><text:tab/>[Cost]<text:tab/><text:tab/>=&gt; Cost</text:p>
      <text:p text:style-name="P3"/>
      <text:p text:style-name="P3"><text:tab/><text:tab/><text:tab/>[Units] (Array)</text:p>
      <text:p text:style-name="P3"><text:tab/><text:tab/><text:tab/>[0]<text:tab/>=&gt; (Object)</text:p>
      <text:p text:style-name="P3"><text:tab/><text:tab/><text:tab/><text:tab/>[VendorID]<text:tab/>=&gt; *Vendor the part belongs to</text:p>
      <text:p text:style-name="P3"><text:tab/><text:tab/><text:tab/><text:tab/>[OrderCode]<text:tab/>=&gt; Vendors unique number for this model unit</text:p>
      <text:p text:style-name="P3"><text:tab/><text:tab/><text:tab/><text:tab/>[ModelNumber]<text:tab/>=&gt; *Vendor's model number or order code</text:p>
      <text:p text:style-name="P3"><text:tab/><text:tab/><text:tab/><text:tab/>[Year]<text:tab/><text:tab/>=&gt; Year of unit if required</text:p>
      <text:p text:style-name="P3"><text:tab/><text:tab/><text:tab/><text:tab/>[Color1]<text:tab/><text:tab/>=&gt; Primary color of unit</text:p>
      <text:p text:style-name="P3"><text:tab/><text:tab/><text:tab/><text:tab/>[Color2]<text:tab/><text:tab/>=&gt; Secondary color of unit</text:p>
      <text:p text:style-name="P3"><text:tab/><text:tab/><text:tab/><text:tab/>[Details]<text:tab/><text:tab/>=&gt; Special notes or detail of units desired</text:p>
      <text:p text:style-name="P3"><text:tab/><text:tab/><text:tab/><text:tab/>[Qty]<text:tab/><text:tab/>=&gt; Qty of units</text:p>
      <text:p text:style-name="P3"><text:tab/><text:tab/><text:tab/><text:tab/>[VIN-Serial]<text:tab/>=&gt; Qty of order already spoken for </text:p>
      <text:p text:style-name="P3"><text:tab/><text:tab/><text:tab/><text:tab/>[Cost]<text:tab/><text:tab/>=&gt; Cost of unit</text:p>
      <text:p text:style-name="P3"><text:tab/><text:tab/><text:tab/><text:tab/>[Freight]<text:tab/><text:tab/>=&gt; Cost of shipping for this specific unit(s)</text:p>
      <text:p text:style-name="P3"/>
      <text:p text:style-name="P3"/>
      <text:p text:style-name="P3"><text:tab/>[PendingItems] (Array)</text:p>
      <text:p text:style-name="P3"><text:tab/><text:tab/>[0] <text:tab/>=&gt; (Object)</text:p>
      <text:p text:style-name="P3"><text:tab/><text:tab/><text:tab/>[VendorID]<text:tab/>=&gt; Vendor the part belongs to</text:p>
      <text:p text:style-name="P3"><text:tab/><text:tab/><text:tab/>[PartNumber]<text:tab/>=&gt; Item Number</text:p>
      <text:p text:style-name="P3"><text:tab/><text:tab/><text:tab/>[Supersession] <text:tab/>=&gt; Superseded To Part Number</text:p>
      <text:p text:style-name="P3"><text:tab/><text:tab/><text:tab/>[Qty]<text:tab/><text:tab/>=&gt; Qty not shipped</text:p>
      <text:p text:style-name="P3"><text:soft-page-break/><text:tab/><text:tab/><text:tab/>[QtyBackordered]<text:tab/>=&gt; Qty supplier is going to have to order on their end. </text:p>
      <text:p text:style-name="P3"><text:tab/><text:tab/><text:tab/>[Cost]<text:tab/><text:tab/>=&gt; Cost of item</text:p>
      <text:p text:style-name="P3"><text:tab/><text:tab/><text:tab/>[EstShipDate]<text:tab/>=&gt; Estimated ship date for the items</text:p>
      <text:p text:style-name="P3"><text:tab/><text:tab/><text:tab/>[Notes]<text:tab/><text:tab/>=&gt; Additional Notes (additional backorder information to share with customer)</text:p>
      <text:p text:style-name="P3"><text:tab/><text:tab/><text:tab/>[NLA]<text:tab/><text:tab/>=&gt; 1 = Once out of stock item will become No Longer Available</text:p>
      <text:p text:style-name="P3"/>
      <text:p text:style-name="P3"/>
      <text:p text:style-name="P3"><text:tab/>[PendingUnits] (Array)</text:p>
      <text:p text:style-name="P3"><text:tab/><text:tab/>[0] <text:tab/>=&gt; (Object)</text:p>
      <text:p text:style-name="P3"><text:tab/><text:tab/><text:tab/>[VendorID]<text:tab/>=&gt; Vendor the part belongs to</text:p>
      <text:p text:style-name="P3"><text:tab/><text:tab/><text:tab/>[OrderCode]<text:tab/>=&gt; Vendor's specific part number referencing this model unit</text:p>
      <text:p text:style-name="P3"><text:tab/><text:tab/><text:tab/>[ModelNumber]<text:tab/>=&gt; Model Number of Unit</text:p>
      <text:p text:style-name="P3"><text:tab/><text:tab/><text:tab/>[Year]<text:tab/><text:tab/>=&gt; Year of unit</text:p>
      <text:p text:style-name="P3"><text:tab/><text:tab/><text:tab/>[Color1]<text:tab/><text:tab/>=&gt; Primary color of unit</text:p>
      <text:p text:style-name="P3"><text:tab/><text:tab/><text:tab/>[Color2]<text:tab/><text:tab/>=&gt; Secondary color of unit</text:p>
      <text:p text:style-name="P3"><text:tab/><text:tab/><text:tab/>[Qty]<text:tab/><text:tab/>=&gt; Qty not shipped or on backorder</text:p>
      <text:p text:style-name="P3"><text:tab/><text:tab/><text:tab/>[Cost]<text:tab/><text:tab/>=&gt; Cost of item</text:p>
      <text:p text:style-name="P3"><text:tab/><text:tab/><text:tab/>[EstShipDate]<text:tab/>=&gt; Estimated ship date for the items</text:p>
      <text:p text:style-name="P3"><text:tab/><text:tab/><text:tab/>[Notes]<text:tab/><text:tab/>=&gt; Additional Notes</text:p>
      <text:p text:style-name="P3"><text:tab/><text:tab/><text:tab/>[NLA]<text:tab/><text:tab/>=&gt; 1 = Once out of stock item will become No Longer Available</text:p>
      <text:p text:style-name="P17"/>
      <text:p text:style-name="P23"><text:span text:style-name="T16">sendpayment</text:span>:</text:p>
      <text:p text:style-name="P9">Th<text:span text:style-name="T19">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9"/>
      <text:p text:style-name="P3">Request Type: POST Request</text:p>
      <text:p text:style-name="P3"/>
      <text:p text:style-name="P3">URL Path: /sendpayment</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text:tab/></text:p>
      <text:p text:style-name="P3">Data JSON Object Format:</text:p>
      <text:p text:style-name="P3"><text:tab/>[POs]<text:tab/>(Array)</text:p>
      <text:p text:style-name="P3"><text:tab/><text:tab/>[0]<text:tab/>=&gt; (Object)</text:p>
      <text:p text:style-name="P3"><text:tab/><text:tab/><text:tab/>[PONumber]<text:tab/><text:tab/>=&gt; Purchase Order Being Paid</text:p>
      <text:p text:style-name="P3"><text:tab/><text:tab/><text:tab/>[InvoiceNumber]<text:tab/><text:tab/>=&gt; Vendor Invoice Number</text:p>
      <text:p text:style-name="P3"><text:tab/><text:tab/><text:tab/>[AmountToPay]<text:tab/><text:tab/>=&gt; Amount to pay on this purchase order</text:p>
      <text:p text:style-name="P3"><text:tab/><text:tab/><text:tab/>[Units]<text:tab/>(Array)</text:p>
      <text:p text:style-name="P3"><text:tab/><text:tab/><text:tab/><text:tab/>[0] <text:tab/>=&gt; (Object)</text:p>
      <text:p text:style-name="P3"><text:tab/><text:tab/><text:tab/><text:tab/><text:tab/>[VIN-Serial]<text:tab/>=&gt; VIN-Serial that we are paying for </text:p>
      <text:p text:style-name="P3"><text:tab/><text:tab/><text:tab/><text:tab/><text:tab/>[AmountToPay]<text:tab/>=&gt; amount we are paying on this unit</text:p>
      <text:p text:style-name="P3"/>
      <text:p text:style-name="P3"/>
      <text:p text:style-name="P3"><text:tab/>[CreditMemo] (Array)</text:p>
      <text:p text:style-name="P3"><text:tab/><text:tab/>[0] <text:tab/>=&gt; (Object)</text:p>
      <text:p text:style-name="P3"><text:tab/><text:tab/><text:tab/>[CreditMemo]<text:tab/>=&gt; Credit memo number being used as payment</text:p>
      <text:p text:style-name="P3"><text:tab/><text:tab/><text:tab/>[CreditAmount]<text:tab/>=&gt; Amount of this credit memo used on this particular payment</text:p>
      <text:p text:style-name="P3"/>
      <text:p text:style-name="P3"/>
      <text:p text:style-name="P3"><text:tab/>[PaymentMethods] (Array)</text:p>
      <text:p text:style-name="P3"><text:tab/><text:tab/>[0] <text:tab/>=&gt; (Object)</text:p>
      <text:p text:style-name="P3"><text:tab/><text:tab/><text:tab/>[CheckNumber]<text:tab/>=&gt; Check number being sent</text:p>
      <text:p text:style-name="P3"><text:tab/><text:tab/><text:tab/>[CreditCard]<text:tab/>=&gt; Last 4 of credit card to use for payment. (Must be setup with vendor in advance)</text:p>
      <text:p text:style-name="P3"><text:tab/><text:tab/><text:tab/>[ACHTransaction]<text:tab/>=&gt; Transaction ID of Electronic Funds Transfer if available <text:s/>(999 if unknown)</text:p>
      <text:p text:style-name="P3"><text:tab/><text:tab/><text:tab/>[Amount]<text:tab/><text:tab/><text:span text:style-name="T10">=</text:span>&gt; Amount of Payment using this method</text:p>
      <text:p text:style-name="P17"/>
      <text:p text:style-name="P23"><text:span text:style-name="T16">getcredits</text:span>:</text:p>
      <text:p text:style-name="P9">This package type requests an updated list of available credits that can be used by the dealer. These credits could be for Warranty claims, rebates, holdbacks or any other type. See Appendix A for the list of valid HTTP response codes.</text:p>
      <text:p text:style-name="P3"/>
      <text:p text:style-name="P3">Request Type: GET Request</text:p>
      <text:p text:style-name="P3"/>
      <text:p text:style-name="P3">URL: /getcredits</text:p>
      <text:p text:style-name="P3"/>
      <text:p text:style-name="P3">Required GET Variables:</text:p>
      <text:p text:style-name="P3"><text:tab/>[AccountNumber]<text:tab/>=&gt; Dealer's account, provided by supplier/vendor.</text:p>
      <text:p text:style-name="P3"><text:tab/>[DealerKey]<text:tab/>=&gt; Dealer's UUID</text:p>
      <text:p text:style-name="P3"><text:tab/>[BSVKey]<text:tab/><text:tab/>=&gt; BSV authentication key</text:p>
      <text:p text:style-name="P3"/>
      <text:p text:style-name="P3">GetCredits Response JSON Object:</text:p>
      <text:p text:style-name="P3"><text:tab/>[Credits] (Array)</text:p>
      <text:p text:style-name="P3"><text:tab/><text:tab/>[0]<text:tab/>=&gt; (Object)</text:p>
      <text:p text:style-name="P3"><text:tab/><text:tab/><text:tab/>[Type]<text:tab/><text:tab/>=&gt; 1=Refund, 2= Rebate, 3= Holdback, 4= Warranty</text:p>
      <text:p text:style-name="P29">[TransactionNo]<text:tab/>=&gt; Distinct Transaction number for type: warranty would hold warranty claim number, refunds would hold vendor invoice number refund was posted against. Rebates and hold backs would contain a VIN-Serial number associated with.</text:p>
      <text:p text:style-name="P3"><text:tab/><text:tab/><text:tab/>[Amount]<text:tab/><text:tab/>=&gt; Amount being given as credit.</text:p>
      <text:p text:style-name="P3"><text:tab/><text:tab/><text:tab/>[CreditMemo]<text:tab/>=&gt; The credit memo number being given as reference to vendor credit.</text:p>
      <text:p text:style-name="P17"/>
      <text:p text:style-name="P23"><text:span text:style-name="T16">getinventory</text:span>:</text:p>
      <text:p text:style-name="P9">This method allows a dealer to retrieve from a distributor or manufacturer, current pricing and inventory information on a specific part. See Appendix A for the list of valid HTTP response codes.</text:p>
      <text:p text:style-name="P3"/>
      <text:p text:style-name="P3">Request Type: GET Request</text:p>
      <text:p text:style-name="P3"/>
      <text:p text:style-name="P3">URL: /getinventory</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VendorID]<text:tab/><text:tab/>=&gt; Vendor the part belongs to</text:p>
      <text:p text:style-name="P3"><text:tab/>[PartNumber]<text:tab/><text:tab/>=&gt; Part number we'd like to look up</text:p>
      <text:p text:style-name="P3"/>
      <text:p text:style-name="P3">Response JSON Object:</text:p>
      <text:p text:style-name="P3"><text:tab/>[VendorID]<text:tab/><text:tab/>=&gt; Vendor the part belongs to</text:p>
      <text:p text:style-name="P3"><text:tab/>[PartNumber]<text:tab/><text:tab/>=&gt; Part requested</text:p>
      <text:p text:style-name="P3"><text:tab/>[Description]<text:tab/><text:tab/>=&gt; Proper Description</text:p>
      <text:p text:style-name="P3"><text:tab/>[MSRP]<text:tab/><text:tab/><text:tab/>=&gt; MSRP</text:p>
      <text:p text:style-name="P3"><text:tab/>[Cost]<text:tab/><text:tab/><text:tab/>=&gt; Cost of Item For Requesting Dealer</text:p>
      <text:p text:style-name="P3"><text:tab/>[Category]<text:tab/><text:tab/>=&gt; Category Information For Item</text:p>
      <text:p text:style-name="P3"><text:tab/>[Stock]<text:tab/><text:tab/><text:tab/>=&gt; How many items supplier has in stock</text:p>
      <text:p text:style-name="P3"><text:tab/>[NLA]<text:tab/><text:tab/><text:tab/>=&gt; (0 not set, 1 no longer available) Is the item no longer available?</text:p>
      <text:p text:style-name="P3"><text:tab/>[Supersession]<text:tab/><text:tab/>=&gt; Part Number of Superseded Item</text:p>
      <text:p text:style-name="P3"><text:tab/>[Message]<text:tab/><text:tab/>=&gt; Any special return message For Item</text:p>
      <text:p text:style-name="P3"><text:tab/>[ImageURLThumb]<text:tab/><text:tab/>=&gt; URL of thumbnail of item</text:p>
      <text:p text:style-name="P3"><text:tab/>[ImageURLMedium]<text:tab/>=&gt; URL of medium size image</text:p>
      <text:p text:style-name="P3"><text:tab/>[ImageURLLarge]<text:tab/><text:tab/>=&gt; URL of large size image</text:p>
      <text:p text:style-name="P17"/>
      <text:p text:style-name="P23"><text:span text:style-name="T16">sendinventory</text:span>:</text:p>
      <text:p text:style-name="P9">This method allows a dealer to send current inventory values to a vendor and can be done within any time constraint agreed upon between the two. For example: The “Lizzy” BMS system is capable of sending real time inventory feeds to vendors as items are being sold, or it can provide a monthly dump if that is desired. The merX system supports any type time constraint needed. See Appendix A for the list of valid HTTP response codes.</text:p>
      <text:p text:style-name="P3"><text:tab/></text:p>
      <text:p text:style-name="P3">Request Type: POST Request</text:p>
      <text:p text:style-name="P3"/>
      <text:p text:style-name="P3">URL: /send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Object for holding the JSON Array elements themselves</text:p>
      <text:p text:style-name="P3"/>
      <text:p text:style-name="P3">Data JSON Object Format:</text:p>
      <text:p text:style-name="P3"><text:tab/>[Items]<text:tab/>(Array)</text:p>
      <text:p text:style-name="P3"><text:tab/><text:tab/>[0]<text:tab/>=&gt; (Object)</text:p>
      <text:p text:style-name="P3"><text:tab/><text:tab/><text:tab/>[VendorID]<text:tab/>=&gt; Vendor Code of Item</text:p>
      <text:p text:style-name="P3"><text:tab/><text:tab/><text:tab/>[PartNumber]<text:tab/>=&gt; Part Number</text:p>
      <text:p text:style-name="P3"><text:tab/><text:tab/><text:tab/>[Qty]<text:tab/><text:tab/>=&gt; Current Stock Qty</text:p>
      <text:p text:style-name="P3"><text:tab/><text:tab/><text:tab/>[Cost]<text:tab/><text:tab/>=&gt; Cost of inventory</text:p>
      <text:p text:style-name="P3"><text:tab/><text:tab/><text:tab/>[Allocated]<text:tab/>=&gt; How many of the item are already spoken for?</text:p>
      <text:p text:style-name="P3"><text:tab/><text:tab/>...</text:p>
      <text:p text:style-name="P3"><text:tab/>[Serialized] (Array)</text:p>
      <text:p text:style-name="P3"><text:tab/><text:tab/>[0] <text:tab/>=&gt; (Object)</text:p>
      <text:p text:style-name="P3"><text:tab/><text:tab/><text:tab/>[VendorID] <text:tab/>=&gt; Vendor Code for unit</text:p>
      <text:p text:style-name="P3"><text:tab/><text:tab/><text:tab/>[OrderCode]<text:tab/>=&gt; Vendor specific part number for this unit model</text:p>
      <text:p text:style-name="P3"><text:tab/><text:tab/><text:tab/>[ModelNumber]<text:tab/>=&gt; Model Number</text:p>
      <text:p text:style-name="P3"><text:tab/><text:tab/><text:tab/>[VIN-Serial]<text:tab/>=&gt; VIN or serial of unit</text:p>
      <text:p text:style-name="P3"><text:tab/><text:tab/><text:tab/>[NURD]<text:tab/><text:tab/>=&gt; 1 New, 2 Used, 3 Rental, 4 Demo ( and yes, we know we spelled NURD :-)</text:p>
      <text:p text:style-name="P3"><text:tab/><text:tab/><text:tab/>[Cost]<text:tab/><text:tab/>=&gt; Amount paid for the unit</text:p>
      <text:p text:style-name="P3"><text:tab/><text:tab/><text:tab/>[Assembled]<text:tab/>=&gt; Is the unit assembled yet or is it still in the crate?</text:p>
      <text:p text:style-name="P3"><text:tab/><text:tab/><text:tab/>[OnDeal]<text:tab/><text:tab/>=&gt; Is the unit currently on a pending deal for a customer?</text:p>
      <text:p text:style-name="Standard"/>
      <text:p text:style-name="P22"><text:span text:style-name="T16">sendsales</text:span>:</text:p>
      <text:p text:style-name="P9">This method allows a dealer to send sales data to a vendor and can be done within any time constraint agreed upon between the two. For example: The “Lizzy” BMS system is capable of sending real time sales feeds to vendors as items are being sold, or it can provide a monthly dump if that is desired. The merX system supports any type time constraint needed. See Appendix A for the list of valid HTTP response codes.</text:p>
      <text:p text:style-name="P3"/>
      <text:p text:style-name="P3">Request Type: POST Request</text:p>
      <text:p text:style-name="P3"/>
      <text:p text:style-name="P3">URL: /sendsales</text:p>
      <text:p text:style-name="P3"/>
      <text:p text:style-name="P3">Required POST Variables:</text:p>
      <text:p text:style-name="P3"><text:tab/>[AccountNumber]<text:tab/><text:tab/>=&gt; Dealer's account, provided by supplier/vendor</text:p>
      <text:p text:style-name="P3"><text:tab/>[Password]<text:tab/><text:tab/>=&gt; Dealer's password, set when dealer registration request was processed</text:p>
      <text:p text:style-name="P3"><text:tab/>[BSVKey]<text:tab/><text:tab/><text:tab/>=&gt; BSV authentication key</text:p>
      <text:p text:style-name="P3"><text:tab/>[Data]<text:tab/><text:tab/><text:tab/>=&gt; Holds JSON Object of sales data</text:p>
      <text:p text:style-name="P3"/>
      <text:p text:style-name="P3">Data JSON Object Format:</text:p>
      <text:p text:style-name="P3"><text:tab/>[Items] (Array)</text:p>
      <text:p text:style-name="P3"><text:tab/><text:tab/>[0]<text:tab/>=&gt; (Object)</text:p>
      <text:p text:style-name="P3"><text:tab/><text:tab/><text:tab/>[VendorID]<text:tab/><text:tab/>=&gt; Vendor the part belongs to</text:p>
      <text:p text:style-name="P3"><text:tab/><text:tab/><text:tab/>[PartNumber]<text:tab/><text:tab/>=&gt; Part number sold</text:p>
      <text:p text:style-name="P3"><text:tab/><text:tab/><text:tab/>[Qty]<text:tab/><text:tab/><text:tab/>=&gt; Quantity sold</text:p>
      <text:p text:style-name="P3"><text:tab/><text:tab/><text:tab/>[SoldFor]<text:tab/><text:tab/><text:tab/>=&gt; Individual Price Sold For. (Must multiply Qty * SoldFor if you want extended)</text:p>
      <text:p text:style-name="P6"/>
      <text:p text:style-name="P6"><text:tab/>[Serialized] (Array)</text:p>
      <text:p text:style-name="P3"><text:tab/><text:tab/>[0]<text:tab/>=&gt; (Object)</text:p>
      <text:p text:style-name="P3"><text:tab/><text:tab/><text:tab/>[InvoiceNumber]<text:tab/>=&gt; Dealers Invoice Number the Unit was sold on</text:p>
      <text:p text:style-name="P3"><text:tab/><text:tab/><text:tab/>[VendorID]<text:tab/>=&gt; Vendor Code of Unit</text:p>
      <text:p text:style-name="P3"><text:tab/><text:tab/><text:tab/>[OrderCode]<text:tab/>=&gt; Vendor specific part number for this unit model</text:p>
      <text:p text:style-name="P3"><text:tab/><text:tab/><text:tab/>[ModelNumber]<text:tab/>=&gt; Model Number of Unit</text:p>
      <text:p text:style-name="P3"><text:tab/><text:tab/><text:tab/>[VIN-Serial]<text:tab/>=&gt; VIN or serial number of sold unit</text:p>
      <text:p text:style-name="P3"><text:tab/><text:tab/><text:tab/>[NURD]<text:tab/><text:tab/>=&gt; 1 New, 2 Used, 3 Rental, 4 Demo ( and yes, we know we spelled NURD :-)</text:p>
      <text:p text:style-name="P3"><text:tab/><text:tab/><text:tab/>[Year]<text:tab/><text:tab/>=&gt; Model year of sold unit</text:p>
      <text:p text:style-name="P3"/>
      <text:p text:style-name="P3"><text:tab/>[SoldFor]<text:tab/><text:tab/><text:tab/>=&gt; Price Unit was Sold For</text:p>
      <text:p text:style-name="P3"><text:tab/>[Addons]<text:tab/><text:tab/><text:tab/>=&gt; Cost of added equipment or labor</text:p>
      <text:p text:style-name="P3"><text:tab/><text:tab/>[SoldTo]=&gt; (Object)</text:p>
      <text:p text:style-name="P3"><text:tab/><text:tab/><text:tab/>[ContactID]<text:tab/><text:tab/>=&gt; Unique ID for the customer</text:p>
      <text:p text:style-name="P3"><text:tab/><text:tab/><text:tab/>[Type]<text:tab/><text:tab/><text:tab/>=&gt; Customer type that purchased the unit ( business, landscaper, racer...)</text:p>
      <text:p text:style-name="P3"><text:tab/><text:tab/><text:tab/>[BusinessName]<text:tab/><text:tab/>=&gt; Name of company if company purchased unit</text:p>
      <text:p text:style-name="P3"><text:tab/><text:tab/><text:tab/>[FirstName]<text:tab/><text:tab/>=&gt; Customer first name</text:p>
      <text:p text:style-name="P3"><text:tab/><text:tab/><text:tab/>[MiddleName]<text:tab/><text:tab/>=&gt; Middle name of customer</text:p>
      <text:p text:style-name="P3"><text:tab/><text:tab/><text:tab/>[LastName]<text:tab/><text:tab/>=&gt; Last name of customer</text:p>
      <text:p text:style-name="P3"><text:tab/><text:tab/><text:tab/>[Address1]<text:tab/><text:tab/>=&gt; Address of primary purchaser</text:p>
      <text:p text:style-name="P3"><text:tab/><text:tab/><text:tab/>[Address2]<text:tab/><text:tab/>=&gt; Secondary Address</text:p>
      <text:p text:style-name="P3"><text:tab/><text:tab/><text:tab/>[City]<text:tab/><text:tab/><text:tab/>=&gt; City of customer</text:p>
      <text:p text:style-name="P3"><text:tab/><text:tab/><text:tab/>[State]<text:tab/><text:tab/><text:tab/>=&gt; State or Province of customer</text:p>
      <text:p text:style-name="P3"><text:tab/><text:tab/><text:tab/>[PostalCode]<text:tab/><text:tab/>=&gt; Zip code or postal code of customer</text:p>
      <text:p text:style-name="P3"><text:tab/><text:tab/><text:tab/>[Country]<text:tab/><text:tab/><text:tab/>=&gt; Country of the customer</text:p>
      <text:p text:style-name="P12"/>
      <text:p text:style-name="P26"><text:span text:style-name="T16">getmodelinfo</text:span>:</text:p>
      <text:p text:style-name="P9">This method allows dealers to get updated model numbers and rebate information. See Appendix A for the list of valid HTTP response codes.</text:p>
      <text:p text:style-name="P3"/>
      <text:p text:style-name="P3">Request Type: GET Request</text:p>
      <text:p text:style-name="P3"/>
      <text:p text:style-name="P3">URL: /getmodelinfo</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
      <text:p text:style-name="P3">Optional GET Variables:</text:p>
      <text:p text:style-name="P3"><text:tab/>[VendorID]<text:tab/><text:tab/>=&gt; Vendor that you want to retrieve</text:p>
      <text:p text:style-name="P3"><text:tab/>[OrderCode]<text:tab/><text:tab/>=&gt; Vendor specific part number f<text:span text:style-name="T15">o</text:span>r this unit model</text:p>
      <text:p text:style-name="P3"><text:tab/>[Year]<text:tab/><text:tab/><text:tab/>=&gt; Year that you want to retrieve</text:p>
      <text:p text:style-name="P3"><text:tab/>[Model]<text:tab/><text:tab/><text:tab/>=&gt; Specific Model To Lookup</text:p>
      <text:p text:style-name="P3"/>
      <text:p text:style-name="P3">Response JSON Object:</text:p>
      <text:p text:style-name="P3"><text:tab/>[ModelNumber]<text:tab/><text:tab/>=&gt; Model Number</text:p>
      <text:p text:style-name="P3"><text:tab/>[OrderCode]<text:tab/><text:tab/>=&gt; Item number referring to this specific model for ordering purposes</text:p>
      <text:p text:style-name="P3"><text:tab/>[Description]<text:tab/><text:tab/>=&gt; Model description</text:p>
      <text:p text:style-name="P3"><text:tab/>[Cost]<text:tab/><text:tab/><text:tab/>=&gt; Model cost</text:p>
      <text:p text:style-name="P3"><text:tab/>[List]<text:tab/><text:tab/><text:tab/>=&gt; Model list price</text:p>
      <text:p text:style-name="P3"><text:tab/>[Cylinders]<text:tab/><text:tab/>=&gt; Number of engine cylinders</text:p>
      <text:p text:style-name="P3"><text:tab/>[Displacement]<text:tab/><text:tab/>=&gt; Engine displacement</text:p>
      <text:p text:style-name="P3"><text:tab/>[Rebate] ( Array )</text:p>
      <text:p text:style-name="P3"><text:tab/><text:tab/>[0] =&gt; (Object)</text:p>
      <text:p text:style-name="P3"><text:tab/><text:tab/><text:tab/>[Name]<text:tab/><text:tab/>=&gt; Name of rebate program</text:p>
      <text:p text:style-name="P3"><text:tab/><text:tab/><text:tab/>[DealerPercent]<text:tab/>=&gt; Percentage of rebate that goes to dealer</text:p>
      <text:p text:style-name="P3"><text:tab/><text:tab/><text:tab/>[CustomerPercent]<text:tab/>=&gt; Percentage of rebate that goes to customer</text:p>
      <text:p text:style-name="P3"><text:tab/><text:tab/><text:tab/>[Amount]<text:tab/><text:tab/>=&gt; Rebate amount</text:p>
      <text:p text:style-name="P3"><text:tab/><text:tab/><text:tab/>[StartDate]<text:tab/>=&gt; Date rebate starts</text:p>
      <text:p text:style-name="P3"><text:tab/><text:tab/><text:tab/>[EndDate]<text:tab/>=&gt; Date rebate ends</text:p>
      <text:p text:style-name="P3"><text:tab/><text:tab/><text:tab/>…</text:p>
      <text:p text:style-name="P3"><text:tab/>[Colors] (Array) </text:p>
      <text:p text:style-name="P3"><text:tab/><text:tab/>[0] =&gt; (Object) </text:p>
      <text:p text:style-name="P3"><text:tab/><text:tab/><text:tab/>[PrimaryColor]<text:tab/>=&gt; Primary color </text:p>
      <text:p text:style-name="P3"><text:tab/><text:tab/><text:tab/>[SecondaryColor]<text:tab/>=&gt; Secondary color</text:p>
      <text:p text:style-name="P3"><text:tab/><text:tab/><text:tab/>[ImageURL]<text:tab/>=&gt; URL Of an image to the unit and its color</text:p>
      <text:p text:style-name="P3"><text:tab/>...</text:p>
      <text:p text:style-name="P17"/>
      <text:p text:style-name="P23"><text:span text:style-name="T16">senddoorswings</text:span>:</text:p>
      <text:p text:style-name="P3">This method allows dealers to send their door swings to a vendor and basically includes the date and the swing count. See Appendix A for the list of valid HTTP response codes.</text:p>
      <text:p text:style-name="P3">Request Type: POST Request</text:p>
      <text:p text:style-name="P3"/>
      <text:p text:style-name="P3">URL: /senddoorswing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eOfSwings<text:tab/><text:tab/>=&gt; Date the swings were recorded</text:p>
      <text:p text:style-name="P3"><text:tab/>SwingCount<text:tab/><text:tab/>=&gt; Swing count for that day</text:p>
      <text:p text:style-name="P17"/>
      <text:p text:style-name="P23"><text:span text:style-name="T16">sendconsignmentinventory</text:span>:</text:p>
      <text:p text:style-name="P3">This method allows dealers to send their current consignment inventory counts to the supplier which is basically the unsold items they've been given to sell. See Appendix A for the list of valid HTTP response codes.</text:p>
      <text:p text:style-name="P3">Request Type: POST Request</text:p>
      <text:p text:style-name="P3"/>
      <text:p text:style-name="P3">URL: /sendconsignment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text:tab/><text:tab/><text:tab/>=&gt; Current Qty in stock for the item at the dealership</text:p>
      <text:p text:style-name="P17"/>
      <text:p text:style-name="P23"><text:span text:style-name="T16">sendconsignmentsales</text:span>:</text:p>
      <text:p text:style-name="P3">This method allows dealers to send their current consignment sales counts to the supplier which is basically the sold items they've been given to sell since the last time sent. See Appendix A for the list of valid HTTP response codes.</text:p>
      <text:p text:style-name="P3">Request Type: POST Request</text:p>
      <text:p text:style-name="P3"/>
      <text:p text:style-name="P3">URL: /sendconsignmentsale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Sold]<text:tab/><text:tab/><text:tab/>=&gt; Current Qty Sold since last payment was made for the item at the dealership</text:p>
      <text:p text:style-name="P17"/>
      <text:p text:style-name="P23"><text:span text:style-name="T16">getpricefile</text:span>:</text:p>
      <text:p text:style-name="P3">This method allows dealers to request price file updates from the system. See Appendix A for the list of valid HTTP response codes.</text:p>
      <text:p text:style-name="P3">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3">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5">d</text:span>elta's are built is not.</text:p>
      <text:p text:style-name="P3"/>
      <text:p text:style-name="P3">Request Type: GET Request</text:p>
      <text:p text:style-name="P3"/>
      <text:p text:style-name="P3">URL: /getpricefile</text:p>
      <text:p text:style-name="P3"/>
      <text:p text:style-name="P3">Required POST Variables:</text:p>
      <text:p text:style-name="P3"><text:tab/>AccountNumber<text:tab/><text:tab/>=&gt; Dealer's account, provided by supplier/vendor</text:p>
      <text:p text:style-name="P3"><text:tab/>DealerKey<text:tab/><text:tab/><text:span text:style-name="T14">=</text:span>&gt; Dealer's UUID that was passed back in original order (blank on very first communication)</text:p>
      <text:p text:style-name="P3"><text:tab/>BSVKey<text:tab/><text:tab/><text:tab/>=&gt; BSV authentication key</text:p>
      <text:p text:style-name="P3"><text:tab/>RequestDate<text:tab/><text:tab/>=&gt; Date to work from for the deltas</text:p>
      <text:p text:style-name="P3"/>
      <text:p text:style-name="P3">Response JSON Object:</text:p>
      <text:p text:style-name="P3">Object</text:p>
      <text:p text:style-name="P3"><text:tab/>(</text:p>
      <text:p text:style-name="P3"><text:tab/>[&lt;VendorID&gt;] =&gt; Object</text:p>
      <text:p text:style-name="P3"><text:tab/><text:tab/>(</text:p>
      <text:p text:style-name="P3"><text:tab/><text:tab/>[&lt;Parts&gt;] =&gt; Object</text:p>
      <text:p text:style-name="P3"><text:tab/><text:tab/><text:tab/>(</text:p>
      <text:p text:style-name="P3"><text:tab/><text:tab/><text:tab/>PartNumber<text:tab/>=&gt; Number of item</text:p>
      <text:p text:style-name="P3"><text:tab/><text:tab/><text:tab/>Description<text:tab/>=&gt; Description of item</text:p>
      <text:p text:style-name="P3"><text:tab/><text:tab/><text:tab/>MSRP<text:tab/><text:tab/>=&gt; Suggested Retail</text:p>
      <text:p text:style-name="P3"><text:tab/><text:tab/><text:tab/>Cost<text:tab/><text:tab/>=&gt; Dealer specific cost</text:p>
      <text:p text:style-name="P3"><text:tab/><text:tab/><text:tab/>Weight<text:tab/><text:tab/><text:span text:style-name="T14">=</text:span>&gt; weight of item</text:p>
      <text:p text:style-name="P3"><text:tab/><text:tab/><text:tab/>Supersession <text:tab/>=&gt; Part item supersedes to</text:p>
      <text:p text:style-name="P3"><text:tab/><text:tab/><text:tab/>NLA<text:tab/><text:tab/>=&gt; 1 passed in if item has been obsoleted</text:p>
      <text:p text:style-name="P3"><text:tab/><text:tab/><text:tab/>Size<text:tab/><text:tab/>=&gt; if item is related to a size then what that size is</text:p>
      <text:p text:style-name="P3"><text:tab/><text:tab/><text:tab/>Color<text:tab/><text:tab/>=&gt; If item has a color then what is the color?</text:p>
      <text:p text:style-name="P3"><text:tab/><text:tab/><text:tab/>Category1<text:tab/>=&gt; if category information is available then what is it?</text:p>
      <text:p text:style-name="P3"><text:tab/><text:tab/><text:tab/>Category2<text:tab/>=&gt; if additional category is available then what is it?</text:p>
      <text:p text:style-name="P3"><text:tab/><text:tab/><text:tab/>Category3<text:tab/>=&gt; if additional category is available then what is it?</text:p>
      <text:p text:style-name="P3"><text:tab/><text:tab/><text:tab/>ImageURL<text:tab/>=&gt; If image data is available then where can it be located?</text:p>
      <text:p text:style-name="P3"><text:tab/><text:tab/><text:tab/>)</text:p>
      <text:p text:style-name="P3"><text:tab/><text:tab/>)</text:p>
      <text:p text:style-name="P3"><text:tab/>)</text:p>
      <text:p text:style-name="P16"/>
      <text:p text:style-name="P27">Appendix A</text:p>
      <text:p text:style-name="P9">HTTP Status Codes:</text:p>
      <text:p text:style-name="P9">500 – Internal Server Error, there was a problem with the merX server contact support.</text:p>
      <text:p text:style-name="P9">401 – Unauthorized, <text:s/>dealer authentication failed, details will be in the response body.</text:p>
      <text:p text:style-name="P9">400 – Bad Request, request was not formatted correctly, details will be in the response body.</text:p>
      <text:p text:style-name="P9">201 – Created, record created body will not contain any data.</text:p>
      <text:p text:style-name="P9">200 – OK, response body will contain a JSON object with the requested data.</text:p>
      <text:p text:style-name="P11"/>
      <text:p text:style-name="P11"/>
      <text:p text:style-name="P13">Appendix B</text:p>
      <text:p text:style-name="P3"/>
      <text:p text:style-name="P9">Error Codes (returned in HTTP message body):</text:p>
      <text:p text:style-name="P9">1000 – UUID Not Valid</text:p>
      <text:p text:style-name="P9">1001 – BSV Key Not Valid</text:p>
      <text:p text:style-name="P9">1002 – Dealer Number Not Valid</text:p>
      <text:p text:style-name="P9"/>
      <text:p text:style-name="P9">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06T16:43:26.251329172</dc:date>
    <meta:editing-duration>P13DT2H6M53S</meta:editing-duration>
    <meta:editing-cycles>32</meta:editing-cycles>
    <meta:print-date>2015-08-06T10:51:23.130769751</meta:print-date>
    <meta:printed-by>Kacey Wood</meta:printed-by>
    <dc:creator>Kacey Wood</dc:creator>
    <meta:document-statistic meta:table-count="0" meta:image-count="0" meta:object-count="0" meta:page-count="19" meta:paragraph-count="447" meta:word-count="5035" meta:character-count="31387" meta:non-whitespace-character-count="25906"/>
  </office:meta>
</office:document-meta>
</file>